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 svg:font-family="Handwriting"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000000" style:font-name="Handwriting" fo:font-size="13pt" fo:font-weight="bold" style:font-size-asian="13pt" style:font-weight-asian="bold"/>
    </style:style>
    <style:style style:name="P2" style:family="paragraph" style:parent-style-name="Standard">
      <style:text-properties fo:color="#000000" style:font-name="Handwriting" fo:font-size="13pt" fo:language="en" fo:country="US" fo:font-style="italic" fo:font-weight="normal" officeooo:rsid="01dde5ee" officeooo:paragraph-rsid="01dde5ee" style:letter-kerning="false" style:font-name-asian="Calibri1" style:font-size-asian="13pt" style:language-asian="en" style:country-asian="US" style:font-style-asian="italic" style:font-weight-asian="normal" style:font-name-complex="DejaVu Sans" style:font-size-complex="11pt" style:language-complex="ar" style:country-complex="SA" style:font-style-complex="italic" style:font-weight-complex="normal"/>
    </style:style>
    <style:style style:name="P3" style:family="paragraph" style:parent-style-name="Standard">
      <style:text-properties fo:color="#000000" style:font-name="Handwriting" fo:font-size="13pt" fo:language="en" fo:country="US" fo:font-weight="bold" officeooo:rsid="01dd4d42" officeooo:paragraph-rsid="001ff6c5" style:letter-kerning="false" style:font-name-asian="Calibri1" style:font-size-asian="13pt" style:language-asian="en" style:country-asian="US" style:font-weight-asian="bold" style:font-name-complex="DejaVu Sans" style:font-size-complex="11pt" style:language-complex="ar" style:country-complex="SA"/>
    </style:style>
    <style:style style:name="P4" style:family="paragraph" style:parent-style-name="Standard">
      <style:text-properties fo:color="#000000" style:font-name="Handwriting" fo:font-size="12pt" fo:font-weight="normal" officeooo:rsid="01d3b9a6" officeooo:paragraph-rsid="01d3b9a6" style:font-size-asian="12pt" style:font-weight-asian="normal" style:font-size-complex="12pt" style:font-weight-complex="normal"/>
    </style:style>
    <style:style style:name="P5" style:family="paragraph" style:parent-style-name="Standard">
      <style:text-properties fo:color="#000000" style:font-name="Handwriting" fo:font-size="12pt" fo:font-weight="normal" officeooo:rsid="0262bc84" officeooo:paragraph-rsid="01d3b9a6" style:font-size-asian="12pt" style:font-weight-asian="normal" style:font-size-complex="12pt" style:font-weight-complex="normal"/>
    </style:style>
    <style:style style:name="P6" style:family="paragraph" style:parent-style-name="Standard">
      <style:text-properties fo:color="#000000" style:font-name="Handwriting" fo:font-size="12pt" fo:font-weight="normal" officeooo:paragraph-rsid="01d3b9a6" style:font-size-asian="12pt" style:font-weight-asian="normal" style:font-size-complex="12pt" style:font-weight-complex="normal"/>
    </style:style>
    <style:style style:name="P7" style:family="paragraph" style:parent-style-name="Standard">
      <style:text-properties fo:color="#000000" style:font-name="Handwriting" fo:font-size="12pt" fo:font-weight="normal" officeooo:rsid="01e1b526" officeooo:paragraph-rsid="01e1b526" style:font-size-asian="12pt" style:font-weight-asian="normal" style:font-size-complex="12pt" style:font-weight-complex="normal"/>
    </style:style>
    <style:style style:name="P8" style:family="paragraph" style:parent-style-name="Standard">
      <style:text-properties fo:color="#000000" style:font-name="Handwriting" fo:font-size="12pt" fo:font-weight="normal" officeooo:rsid="01e49e9c" officeooo:paragraph-rsid="01e49e9c" style:font-size-asian="12pt" style:font-weight-asian="normal" style:font-size-complex="12pt" style:font-weight-complex="normal"/>
    </style:style>
    <style:style style:name="P9" style:family="paragraph" style:parent-style-name="Standard">
      <style:text-properties fo:color="#000000" style:font-name="Handwriting" fo:font-size="12pt" fo:font-weight="normal" officeooo:rsid="01e73b2c" officeooo:paragraph-rsid="01e73b2c" style:font-size-asian="12pt" style:font-weight-asian="normal" style:font-size-complex="12pt" style:font-weight-complex="normal"/>
    </style:style>
    <style:style style:name="P10" style:family="paragraph" style:parent-style-name="Standard">
      <style:text-properties fo:color="#000000" style:font-name="Handwriting" fo:font-size="12pt" fo:font-weight="normal" officeooo:rsid="01eeb38e" officeooo:paragraph-rsid="01eeb38e" style:font-size-asian="12pt" style:font-weight-asian="normal" style:font-size-complex="12pt" style:font-weight-complex="normal"/>
    </style:style>
    <style:style style:name="P11" style:family="paragraph" style:parent-style-name="Standard" style:master-page-name="Standard">
      <style:paragraph-properties style:page-number="auto"/>
      <style:text-properties fo:color="#000000" style:font-name="Handwriting" fo:font-size="13pt" fo:font-weight="bold" style:font-size-asian="13pt" style:font-weight-asian="bold"/>
    </style:style>
    <style:style style:name="T1" style:family="text">
      <style:text-properties officeooo:rsid="01d3b9a6"/>
    </style:style>
    <style:style style:name="T2" style:family="text">
      <style:text-properties fo:language="en" fo:country="US" officeooo:rsid="01d3b9a6" style:letter-kerning="false" style:font-name-asian="Calibri1" style:language-asian="en" style:country-asian="US" style:font-name-complex="DejaVu Sans" style:language-complex="ar" style:country-complex="SA"/>
    </style:style>
    <style:style style:name="T3" style:family="text">
      <style:text-properties fo:language="en" fo:country="US" officeooo:rsid="01dfd4e0" style:letter-kerning="false" style:font-name-asian="Calibri1" style:language-asian="en" style:country-asian="US" style:font-name-complex="DejaVu Sans" style:language-complex="ar" style:country-complex="SA"/>
    </style:style>
    <style:style style:name="T4" style:family="text">
      <style:text-properties officeooo:rsid="0262bc84"/>
    </style:style>
    <style:style style:name="T5" style:family="text">
      <style:text-properties officeooo:rsid="01e2d0ff"/>
    </style:style>
    <style:style style:name="T6" style:family="text">
      <style:text-properties officeooo:rsid="01e58991"/>
    </style:style>
    <style:style style:name="T7" style:family="text">
      <style:text-properties officeooo:rsid="01e73b2c"/>
    </style:style>
    <style:style style:name="T8" style:family="text">
      <style:text-properties officeooo:rsid="01e8eac3"/>
    </style:style>
    <style:style style:name="T9" style:family="text">
      <style:text-properties officeooo:rsid="01e9c9f5"/>
    </style:style>
    <style:style style:name="T10" style:family="text">
      <style:text-properties officeooo:rsid="01eb093f"/>
    </style:style>
    <style:style style:name="T11" style:family="text">
      <style:text-properties officeooo:rsid="01eb7d1f"/>
    </style:style>
    <style:style style:name="T12" style:family="text">
      <style:text-properties officeooo:rsid="01ecb6d1"/>
    </style:style>
    <style:style style:name="T13" style:family="text">
      <style:text-properties officeooo:rsid="01eeb38e"/>
    </style:style>
    <style:style style:name="T14" style:family="text">
      <style:text-properties officeooo:rsid="01f01a82"/>
    </style:style>
    <style:style style:name="T15" style:family="text">
      <style:text-properties officeooo:rsid="01f12bf1"/>
    </style:style>
    <style:style style:name="T16" style:family="text">
      <style:text-properties officeooo:rsid="01f2f3e2"/>
    </style:style>
    <style:style style:name="T17" style:family="text">
      <style:text-properties officeooo:rsid="01f30d02"/>
    </style:style>
    <style:style style:name="T18" style:family="text">
      <style:text-properties officeooo:rsid="01f328e8"/>
    </style:style>
    <style:style style:name="T19" style:family="text">
      <style:text-properties officeooo:rsid="01f58c3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Ethnography</text:p>
      <text:p text:style-name="P3">Yayurs, the Yayurakt; 40k BBT</text:p>
      <text:p text:style-name="P2">After the collapse of the southern Narazi divine continuance which led to the first Nos Mori dark ages, many Usvajrans and Narazi fled Nomenes towards Huroma. Those that settled on the islands along the way, or those that were repulsed by the Shukun warriors became the Yayurakt: “Those of pious blood”.</text:p>
      <text:p text:style-name="P1"/>
      <text:p text:style-name="P4">Summary:</text:p>
      <text:p text:style-name="P5">-Bronze-Age culture of the <text:span text:style-name="T3">Nos Mori forested/Mediterranean islands</text:span>. Small city-states <text:span text:style-name="T19">tightly</text:span> controlled by <text:span text:style-name="T1">matriarchal </text:span>theocratic elite (supernatural sevakath caste).</text:p>
      <text:p text:style-name="P5">-<text:span text:style-name="T1">Polytheistic religion with a heavy focus on blood, astar sacrifice, and the afterlife.</text:span></text:p>
      <text:p text:style-name="P5">-<text:span text:style-name="T1">Emerging individualism, with city-wide identities controlling inter-societal politics.</text:span></text:p>
      <text:p text:style-name="P5">-<text:span text:style-name="T1">Heavy focus on divine ritual, astronomy, large architecture, anti-magic.</text:span></text:p>
      <text:p text:style-name="P6"><text:span text:style-name="T4">-Multi-ethnic, mixed ancestry of Tellinese and </text:span><text:span text:style-name="T2">Jangatet</text:span><text:span text:style-name="T4">.</text:span></text:p>
      <text:p text:style-name="P6"/>
      <text:p text:style-name="P7">The Yayurs are divided into two main groups: the Eastern and Western Yayurs. <text:span text:style-name="T5">Both are similar, though they have slightly different political organizations.</text:span></text:p>
      <text:p text:style-name="P7"/>
      <text:p text:style-name="P8">The Western Yayurs were almost continuously organized under a dynastic, autocratic sevakath bloodline. <text:span text:style-name="T6">The ancient Usvajran sevakath had loose control over their cities, and in many cases they controlled only the religious sector of the settlement. The Western Yayur kingdom took a large step towards the militaristic and hereditary. During the invasions of Huroma, the most powerful and skilled warriors gained the largest followings. The Yayurs grew from these warlords, giving the Yayur political structure a strong influence on the military and conquering. The Western Yayur dynasty will typically instate one member as queen and priestess, and the other members of her family will become the top generals and advisors, with little influence or tolerance for others. </text:span><text:span text:style-name="T7">The Yayur dynasties are stable, though they are not free of scandals and intrigue. Personal freedoms under their rule are good for ethnic Yayurs, though the people in their conquered territories become slaves and are discriminated against.</text:span></text:p>
      <text:p text:style-name="P8"/>
      <text:p text:style-name="P9">The Eastern Yayurs are less unified, as their islands are smaller and constant contact is more difficult. The island kingdoms are each ruled by theocratic oligarchies of sevakath <text:span text:style-name="T11">from multiple bloodlines</text:span>, instead of a single priest-king. <text:soft-page-break/><text:span text:style-name="T8">These oligarchies are more inclusive of non-sevakath advisors, generals, and aids. The Eastern Yayurs are significantly less warmongering than their western counterparts, though they are constantly fighting skirmishes and wars with the widespread Usvajran raider tribes </text:span><text:span text:style-name="T9">of the region. </text:span><text:span text:style-name="T10">These defensive conflicts give the Eastern Yayur political units a similar emphasis on the military to the Western Yayurs. </text:span><text:span text:style-name="T12">Because of the inclusion of more people in the government, scandals are more common for the Eastern Yayur kingdoms. </text:span><text:span text:style-name="T13">Life under the Eastern Yayurs offers wide personal freedoms and social opportunities.</text:span></text:p>
      <text:p text:style-name="P9"/>
      <text:p text:style-name="P10">The people of the Yayur kingdoms are extremely religiously minded and value piety and personal sacrifice to the kingdom. The religion itself is institutionalized much like the cities of ancient Usvajra—a sevakath priestess carries out rituals to ensure the continuity of society and the passage of the dead to the afterlife. This priestess is typically outside, though sometimes is a part of, the ruling oligarchy. <text:span text:style-name="T14">For the individual people of the islands, attending ritual sacrifices </text:span><text:span text:style-name="T15">and participating in rituals and festivals</text:span><text:span text:style-name="T14">, bringing temple offerings, </text:span><text:span text:style-name="T15">and </text:span><text:span text:style-name="T16">carrying out proper ancestor veneration within the home </text:span><text:span text:style-name="T17">constitute proper worship. The greatest sacrifice one can make to the Yayur kingdoms is to offer oneself into military service—and as such military service is often required for several decades throughout a citizen’s life. </text:span><text:span text:style-name="T18">With the tradition of ancestor veneration, the Yayur worship is associated with fantastic sculptures, wall reliefs, and storytelling. Stories and recitations are the most popular form of entertainment, carried out in the evenings over wine or be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 svg:font-family="Handwriting"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8%" fo:text-align="start" style:justify-single-word="false" fo:orphans="2" fo:widows="2" style:punctuation-wrap="hanging"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16:30:00</meta:creation-date>
    <meta:initial-creator>Roth, Nolan</meta:initial-creator>
    <dc:language>en-US</dc:language>
    <dc:date>2022-10-31T12:25:35.175594941</dc:date>
    <meta:editing-cycles>431</meta:editing-cycles>
    <meta:editing-duration>P3DT9H55M32S</meta:editing-duration>
    <meta:generator>LibreOffice/6.4.7.2$Linux_X86_64 LibreOffice_project/40$Build-2</meta:generator>
    <meta:document-statistic meta:table-count="0" meta:image-count="0" meta:object-count="0" meta:page-count="2" meta:paragraph-count="13" meta:word-count="582" meta:character-count="3920" meta:non-whitespace-character-count="335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